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CFB00002433000013C7D7A83B3B.svg" manifest:media-type="image/svg+xml"/>
  <manifest:file-entry manifest:full-path="Pictures/100000010000020D0000011F0B65BA3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6" style:family="presentation" style:parent-style-name="_31__5f_Blue_5f_Curve1-outline1">
      <style:graphic-properties fo:min-height="0.101cm" loext:decorative="false"/>
      <style:paragraph-properties style:writing-mode="lr-tb"/>
    </style:style>
    <style:style style:name="pr7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11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445cm" presentation:class="title" presentation:user-transformed="true">
          <draw:text-box>
            <text:p>Deeper Insights<text:line-break/>Unveiling Dopant Profiles with GIXR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roduction (XRD)</text:p>
          </draw:text-box>
        </draw:frame>
        <draw:frame draw:style-name="gr2" draw:text-style-name="P2" draw:layer="layout" svg:width="18.304cm" svg:height="10cm" svg:x="0cm" svg:y="3cm" presentation:class="graphic" presentation:user-transformed="true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0B65BA3C.png" xlink:type="simple" xlink:show="embed" xlink:actuate="onLoad" draw:mime-type="image/png"/>
        </draw:frame>
        <draw:frame draw:style-name="gr3" draw:text-style-name="P3" draw:layer="layout" svg:width="8.255cm" svg:height="9.525cm" svg:x="19.05cm" svg:y="3.175cm">
          <draw:text-box>
            <text:p>XRD stands for X-Ray Diffraction.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_31__5f_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troduction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ethods (Method 1)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presentation:style-name="pr10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ysis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clusion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ferences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9M12S</meta:editing-duration>
    <meta:editing-cycles>4</meta:editing-cycles>
    <dc:date>2026-02-26T20:02:23.327722500</dc:date>
    <meta:document-statistic meta:object-count="80"/>
  </office:meta>
</office:document-meta>
</file>